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779dd" officeooo:paragraph-rsid="001779dd"/>
    </style:style>
    <style:style style:name="T1" style:family="text">
      <style:text-properties fo:color="#73726c" loext:opacity="100%" fo:font-family="anthropicSans, 'anthropicSans Fallback', system-ui, 'Segoe UI', Roboto, Helvetica, Arial, sans-serif" fo:font-size="10.5pt" fo:letter-spacing="normal" fo:font-style="italic" fo:font-weight="bold" officeooo:rsid="001779dd"/>
    </style:style>
    <style:style style:name="T2" style:family="text">
      <style:text-properties fo:color="#73726c" loext:opacity="100%" fo:font-family="anthropicSans, 'anthropicSans Fallback', system-ui, 'Segoe UI', Roboto, Helvetica, Arial, sans-serif" fo:font-size="10.5pt" fo:letter-spacing="normal"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a terminar las alertas: </text:span><text:span text:style-name="T2">dentro del menú de alertas, al colocar la opción de crear un nuevo perfil, la aplicación se sale y queda bloqueada y completamente en blanco. Mira el log en Log_console_16112025_6.txt, ya le hice push</text:span> </text:p>
      <text:p text:style-name="P1"/>
      <text:p text:style-name="P1"/>
      <text:p text:style-name="P1"/>
      <text:p text:style-name="P2">backtesting engine</text:p>
      <text:p text:style-name="P1">Opción A - comencemos con el mvp fase 1 y el stack óptimo.clona la branch actual para que la tomes como punto de partida: claude/alert-system-integrated-01AsAjDaPJjRzWDvUoBngJA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3:10:44.689598500</meta:creation-date>
    <dc:date>2025-11-16T23:46:06.773586400</dc:date>
    <meta:editing-duration>PT25M11S</meta:editing-duration>
    <meta:editing-cycles>1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3" meta:word-count="65" meta:character-count="423" meta:non-whitespace-character-count="360"/>
  </office:meta>
</office:document-meta>
</file>